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nPathState.createSamplePath( Random rand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Benchmark.collectionToDelimitedString( DelimitedStringState state , Blackhole b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Benchmark.cleanPath( CleanPathState state , Blackhole b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eanPathState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imitedStringState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